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NUTRIMENTOS DE ANIMALES NUEVO-HORIZONTE E.I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OXAPAM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LMER FABIAN CALLUPE AGUILA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NDUR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01:1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